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"/>
    <style:font-face style:name="TimesNewRomanPSMT" svg:font-family="TimesNewRomanPSMT" style:font-family-generic="roman"/>
    <style:font-face style:name="Arial1" svg:font-family="Arial" style:font-family-generic="swiss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/>
    </style:style>
    <style:style style:name="P4" style:family="paragraph" style:parent-style-name="Standard">
      <style:paragraph-properties style:text-autospace="none"/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5" style:family="paragraph" style:parent-style-name="Standard">
      <style:paragraph-properties style:text-autospace="none"/>
      <style:text-properties fo:color="#000000" style:text-line-through-style="none" style:font-name="Calibri" fo:font-size="18pt" style:text-underline-style="none" fo:font-weight="bold" style:font-name-asian="Calibri" style:font-size-asian="18pt" style:font-weight-asian="bold" style:font-name-complex="Calibri" style:font-size-complex="18pt" style:font-weight-complex="bold"/>
    </style:style>
    <style:style style:name="P6" style:family="paragraph" style:parent-style-name="Standard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Calibri" fo:font-size="11.5pt" style:font-name-asian="Calibri" style:font-size-asian="11.5pt" style:font-name-complex="Calibri" style:font-size-complex="11.5pt"/>
    </style:style>
    <style:style style:name="P9" style:family="paragraph" style:parent-style-name="Standard">
      <style:paragraph-properties style:text-autospace="none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fo:color="#000000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break-before="page" style:text-autospace="none"/>
      <style:text-properties fo:color="#000000" style:font-name="Calibri"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 style:font-weight-complex="bold"/>
    </style:style>
    <style:style style:name="P16" style:family="paragraph" style:parent-style-name="Text_20_body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19" style:family="paragraph" style:parent-style-name="Standard" style:list-style-name="">
      <style:paragraph-properties style:text-autospace="none"/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1" style:family="paragraph" style:parent-style-name="Standard" style:list-style-name="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P23" style:family="paragraph" style:parent-style-name="Standard" style:list-style-name="L3">
      <style:paragraph-properties fo:margin-left="0cm" fo:margin-right="0cm" fo:margin-top="0cm" fo:margin-bottom="0.116cm" fo:text-indent="0cm" style:auto-text-indent="false" style:text-autospace="none"/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24" style:family="paragraph" style:parent-style-name="Standard" style:list-style-name="L4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25" style:family="paragraph" style:parent-style-name="Standard">
      <style:paragraph-properties fo:text-align="center" style:justify-single-word="false" fo:break-before="page"/>
      <style:text-properties fo:color="#000000" style:text-line-through-style="none" style:font-name="TimesNewRomanPSMT" fo:font-size="28pt" style:text-underline-style="none" fo:font-weight="bold" style:font-name-asian="TimesNewRomanPSMT" style:font-size-asian="28pt" style:font-weight-asian="bold" style:font-name-complex="TimesNewRomanPSMT" style:font-size-complex="28pt" style:font-weight-complex="bold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FICHAGE FORMATIONS</text:p>
      <text:p text:style-name="P2"/>
      <text:h text:style-name="Heading_20_1" text:outline-level="1">TL;DR</text:h>
      <text:p text:style-name="Text_20_body"/>
      <text:p text:style-name="P13">S'assurer que toutes les formations sont affichées (selon le nombre à afficher).</text:p>
      <text:p text:style-name="P14">CRÉATION FORMATION</text:p>
      <text:p text:style-name="P2"/>
      <text:h text:style-name="Heading_20_1" text:outline-level="1">TL;DR</text:h>
      <text:p text:style-name="Text_20_body"/>
      <text:p text:style-name="Text_20_body">Champs nécessaires : Intitulé</text:p>
      <text:p text:style-name="Text_20_body"/>
      <text:p text:style-name="Text_20_body">Créer une formation avec des champs nécessaires vides. ERREUR</text:p>
      <text:p text:style-name="Text_20_body">Créer une formation valide. S'assurer qu'elle est bien créée.</text:p>
      <text:p text:style-name="Text_20_body">Créer une formation valide avec une clé déjà existante. ERREUR</text:p>
      <text:p text:style-name="Text_20_body">Créer une formation avec des champs facultatifs vides. </text:p>
      <text:p text:style-name="Text_20_body">Créer une formation avec tous les champs remplis. </text:p>
      <text:p text:style-name="Text_20_body">Créer une formation avec des dates inférieures à « aujourd'hui » ERREUR</text:p>
      <text:p text:style-name="Text_20_body"><text:s text:c="2250"/></text:p>
      <text:p text:style-name="Text_20_body">Annuler avec les champs nécessaires vides. S'assurer que rien n'est créé.</text:p>
      <text:p text:style-name="Text_20_body">Annuler avec les champs vides. S'assurer que rien n'est créé.</text:p>
      <text:p text:style-name="Text_20_body">Annuler avec les champs remplis. S'assurer que rien n'est créé.</text:p>
      <text:p text:style-name="Text_20_body"/>
      <text:p text:style-name="Text_20_body">Lors d'une erreur, s'assurer que les champs sont gardés : pas besoin de retaper tous les champs.</text:p>
      <text:p text:style-name="P10"/>
      <text:p text:style-name="P2"/>
      <text:p text:style-name="P14">MODIFICATION FORMATION</text:p>
      <text:p text:style-name="P10"/>
      <text:h text:style-name="P28" text:outline-level="1">TL;DR</text:h>
      <text:p text:style-name="P10"/>
      <text:p text:style-name="Text_20_body">Modifier une formation avec des champs nécessaires vides. ERREUR</text:p>
      <text:p text:style-name="Text_20_body">Modifier une formation de manière valide. S'assurer qu'elle est bien modifiée.</text:p>
      <text:p text:style-name="Text_20_body">Modifier une formation valide avec une clé déjà existante. ERREUR</text:p>
      <text:p text:style-name="Text_20_body">Modifier une formation avec des champs facultatifs vides. </text:p>
      <text:p text:style-name="Text_20_body">Modifier une formation avec des dates inférieures à « aujourd'hui » ERREUR</text:p>
      <text:p text:style-name="Text_20_body"><text:s text:c="2250"/></text:p>
      <text:p text:style-name="Text_20_body">Annuler avec les champs nécessaires vides. S'assurer que rien n'est créé.</text:p>
      <text:p text:style-name="Text_20_body">Annuler avec les champs vides. S'assurer que rien n'est créé.</text:p>
      <text:p text:style-name="Text_20_body">Annuler avec les champs remplis. S'assurer que rien n'est créé.</text:p>
      <text:p text:style-name="Text_20_body"/>
      <text:p text:style-name="Text_20_body">S'assurer de pouvoir annuler même si des champs sont vides/incorrects.</text:p>
      <text:p text:style-name="Text_20_body"/>
      <text:p text:style-name="Text_20_body">Lors d'une erreur, s'assurer que les champs sont gardés : pas besoin de retaper tous les champs.</text:p>
      <text:p text:style-name="P14">SUPPRESSION FORMATION</text:p>
      <text:p text:style-name="P10"/>
      <text:h text:style-name="Heading_20_1" text:outline-level="1">TL;DR</text:h>
      <text:p text:style-name="Text_20_body"/>
      <text:p text:style-name="Text_20_body">S'assurer que la formation est bien supprimée dans la liste et la base de données.</text:p>
      <text:p text:style-name="Text_20_body"/>
      <text:p text:style-name="P25">Tests Modifier Formation</text:p>
      <text:p text:style-name="P18"/>
      <text:p text:style-name="P22"/>
      <text:p text:style-name="P22">Langage naturel</text:p>
      <text:p text:style-name="P20"/>
      <text:p text:style-name="P20">Le champs référançant le nombre de place n'accepte que des chiffres.</text:p>
      <text:p text:style-name="P20"/>
      <text:p text:style-name="P20">Les champs référançant les dates n'acceptent que du format date.</text:p>
      <text:p text:style-name="P20"/>
      <text:p text:style-name="P20">Si la date actuelle est comprise entre la date de debut et celle de fin, alors elle ne peut être modifiée.</text:p>
      <text:p text:style-name="P20"/>
      <text:p text:style-name="P20">Si l'on modifie la date de début et qu'une fois modifié elle est superieure à la date de fin, cette</text:p>
      <text:p text:style-name="P20">dernière devient égale à la date de début + 1 jour.</text:p>
      <text:p text:style-name="P20"/>
      <text:p text:style-name="P20">Si l'on modifie la date de fin et qu'une fois modifié elle est infèrieure à la date de début, cette</text:p>
      <text:p text:style-name="P20">dernière devient égale à la date de fin - 1 jour.</text:p>
      <text:p text:style-name="P20"/>
      <text:p text:style-name="P20">L'annulation réinitialise les valeurs modifiés à leur valeur précédente.</text:p>
      <text:p text:style-name="P20"/>
      <text:p text:style-name="P20">Si après modification la date de fin est infèrieure à la date actuelle afficher un message</text:p>
      <text:p text:style-name="P21">d'informations : "Il n'y a pas de date pour cette année"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"/>
    <style:font-face style:name="TimesNewRomanPSMT" svg:font-family="TimesNewRomanPSMT" style:font-family-generic="roman"/>
    <style:font-face style:name="Arial1" svg:font-family="Arial" style:font-family-generic="swiss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nctionnalités Création Utilisateur<text:tab/><text:page-number text:select-page="current">3</text:page-number>/<text:page-count>5</text:page-count><text:tab/>Gestion Candidatures – Thomas Tributs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6T13:35:39.108000000</meta:creation-date>
    <dc:date>2015-12-09T14:56:48.69</dc:date>
    <meta:editing-duration>PT3H27M39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5" meta:paragraph-count="46" meta:word-count="409" meta:character-count="7023"/>
  </office:meta>
</office:document-meta>
</file>